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2-24" calcext:value-type="date">
            <text:p>24. Februar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16:03:28.295663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2-25T22:31:38.751693840</dc:date>
    <meta:editing-duration>P2DT8H14M52S</meta:editing-duration>
    <meta:editing-cycles>194</meta:editing-cycles>
    <meta:generator>LibreOffice/7.0.4.2$Linux_X86_64 LibreOffice_project/00$Build-2</meta:generator>
    <meta:document-statistic meta:table-count="1" meta:cell-count="89" meta:object-count="10"/>
  </office:meta>
</office:document-meta>
</file>